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sticalSampleSend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isticalSampleSender.testEnd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tisticalSampleSender.sendBat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tisticalSampleSender.testEnded( String ho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atisticalSampleSender.sampleOccurred( SampleEvent 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StatisticalSampleSender.StatisticalSampleS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alSampleSender.StatisticalSampleSender( RemoteSampl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